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3A36CE08A7877BC5.png" manifest:media-type="image/png"/>
  <manifest:file-entry manifest:full-path="Pictures/100000000000078000000438B2F3C4C9308B8824.png" manifest:media-type="image/png"/>
  <manifest:file-entry manifest:full-path="Pictures/100000000000078000000438C4545F6984281522.png" manifest:media-type="image/png"/>
  <manifest:file-entry manifest:full-path="Pictures/100000000000078000000438E4136A79054DB2DA.png" manifest:media-type="image/png"/>
  <manifest:file-entry manifest:full-path="Pictures/1000000000000780000004388FF07261FCD27F07.png" manifest:media-type="image/png"/>
  <manifest:file-entry manifest:full-path="Pictures/10000000000007800000043833A7D88B816C142B.png" manifest:media-type="image/png"/>
  <manifest:file-entry manifest:full-path="Pictures/1000000000000780000004380B15F4E49AD8FFFA.png" manifest:media-type="image/png"/>
  <manifest:file-entry manifest:full-path="Pictures/100000000000078000000438EC90531C8B1C6721.png" manifest:media-type="image/png"/>
  <manifest:file-entry manifest:full-path="Pictures/100000000000078000000438B8B937D424548F60.png" manifest:media-type="image/png"/>
  <manifest:file-entry manifest:full-path="Pictures/1000000000000780000004386673C9E0F872D9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395cm, 21.023cm, 9.745cm, 13.84cm)" draw:image-opacity="100%" style:mirror="none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8.718cm, 21.023cm, 0.284cm, 13.84cm)" draw:image-opacity="100%" style:mirror="none"/>
    </style:style>
    <style:style style:name="gr4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199cm, 21.971cm, 14.814cm, 13.587cm)" draw:image-opacity="100%" style:mirror="none"/>
    </style:style>
    <style:style style:name="gr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3.626cm, 21.971cm, 1.151cm, 13.587cm)" draw:image-opacity="100%" style:mirror="none"/>
    </style:style>
    <style:style style:name="gr6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4.508cm, 23.949cm, 4.989cm, 13.423cm)" draw:image-opacity="100%" style:mirror="none"/>
    </style:style>
    <style:style style:name="gr7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191cm, 20.711cm, 0.483cm, 13.463cm)" draw:image-opacity="100%" style:mirror="none"/>
    </style:style>
    <style:style style:name="gr8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3.753cm, 21.246cm, 0.967cm, 13.224cm)" draw:image-opacity="100%" style:mirror="none"/>
    </style:style>
    <style:style style:name="gr9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116cm, 20.157cm, 0.146cm, 13.68cm)" draw:image-opacity="100%" style:mirror="none"/>
    </style:style>
    <style:style style:name="gr10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353cm, 17.055cm, 2.178cm, 13.423cm)" draw:image-opacity="100%" style:mirror="none"/>
    </style:style>
    <style:style style:name="gr1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188cm, 18.343cm, 0.437cm, 13.586cm)" draw:image-opacity="100%" style:mirror="none"/>
    </style:style>
    <style:style style:name="gr1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3.826cm, 19.795cm, 0.436cm, 13.586cm)" draw:image-opacity="100%" style:mirror="none"/>
    </style:style>
    <style:style style:name="gr1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21.43cm, 19.211cm, 4.602cm, 13.225cm)" draw:image-opacity="100%" style:mirror="none"/>
    </style:style>
    <style:style style:name="pr1" style:family="presentation" style:parent-style-name="기본값-title">
      <style:graphic-properties fo:min-height="3.752cm"/>
    </style:style>
    <style:style style:name="pr2" style:family="presentation" style:parent-style-name="기본값-title">
      <style:graphic-properties fo:min-height="3.506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title">
      <style:graphic-properties fo:min-height="2.16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3.752cm" svg:x="1.4cm" svg:y="5.671cm" presentation:class="title" presentation:user-transformed="true">
          <draw:text-box>
            <text:p><text:span text:style-name="T1">Code review</text:span></text:p>
          </draw:text-box>
        </draw:frame>
        <draw:frame presentation:style-name="pr2" draw:layer="layout" svg:width="14.6cm" svg:height="3.506cm" svg:x="7.2cm" svg:y="11.9cm" presentation:class="title" presentation:user-transformed="true">
          <draw:text-box>
            <text:p><text:span text:style-name="T2"><text:line-break/></text:span><text:span text:style-name="T2">1</text:span><text:span text:style-name="T2">조</text:span><text:span text:style-name="T3"><text:line-break/></text:span><text:span text:style-name="T3">송현화 서형석 안현웅 서명희</text:span></text:p>
          </draw:text-box>
        </draw:frame>
        <draw:frame presentation:style-name="pr2" draw:layer="layout" svg:width="14.6cm" svg:height="3.506cm" svg:x="7.2cm" svg:y="8cm" presentation:class="title" presentation:user-transformed="true">
          <draw:text-box>
            <text:p><text:span text:style-name="T4"><text:line-break/></text:span><text:span text:style-name="T4">-assignment3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4" draw:text-style-name="P3" draw:layer="layout" svg:width="18cm" svg:height="2.163cm" svg:x="5.3cm" svg:y="0.037cm" presentation:class="title" presentation:user-transformed="true">
          <draw:text-box>
            <text:p><text:span text:style-name="T5">송현화</text:span><text:span text:style-name="T4">의 코드</text:span></text:p>
          </draw:text-box>
        </draw:frame>
        <draw:frame draw:style-name="gr2" draw:text-style-name="P4" draw:layer="layout" svg:width="14.131cm" svg:height="12.799cm" svg:x="0.869cm" svg:y="2.6cm" presentation:class="graphic" presentation:user-transformed="true">
          <draw:image xlink:href="Pictures/1000000000000780000004380B15F4E49AD8FFFA.png" xlink:type="simple" xlink:show="embed" xlink:actuate="onLoad">
            <text:p/>
          </draw:image>
        </draw:frame>
        <draw:frame draw:style-name="gr3" draw:text-style-name="P4" draw:layer="layout" svg:width="12.655cm" svg:height="7.6cm" svg:x="13.745cm" svg:y="2.6cm">
          <draw:image xlink:href="Pictures/1000000000000780000004380B15F4E49AD8FFFA.png" xlink:type="simple" xlink:show="embed" xlink:actuate="onLoad">
            <text:p/>
          </draw:image>
        </draw:frame>
        <draw:frame draw:style-name="gr4" draw:text-style-name="P4" draw:layer="layout" svg:width="11.8cm" svg:height="7.402cm" svg:x="13.6cm" svg:y="10.2cm">
          <draw:image xlink:href="Pictures/100000000000078000000438B8B937D424548F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4" draw:text-style-name="P3" draw:layer="layout" svg:width="18cm" svg:height="2.163cm" svg:x="5.3cm" svg:y="0.037cm" presentation:class="title" presentation:user-transformed="true">
          <draw:text-box>
            <text:p><text:span text:style-name="T5">송현화</text:span><text:span text:style-name="T4">의 코드</text:span></text:p>
          </draw:text-box>
        </draw:frame>
        <draw:frame draw:style-name="gr5" draw:text-style-name="P4" draw:layer="layout" svg:width="12.041cm" svg:height="10.9cm" svg:x="0.901cm" svg:y="2.9cm">
          <draw:image xlink:href="Pictures/100000000000078000000438B8B937D424548F60.png" xlink:type="simple" xlink:show="embed" xlink:actuate="onLoad">
            <text:p/>
          </draw:image>
        </draw:frame>
        <draw:frame draw:style-name="gr6" draw:text-style-name="P4" draw:layer="layout" svg:width="10.948cm" svg:height="7.4cm" svg:x="14.369cm" svg:y="3cm">
          <draw:image xlink:href="Pictures/1000000000000780000004386673C9E0F872D9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4" draw:text-style-name="P3" draw:layer="layout" svg:width="18cm" svg:height="2.163cm" svg:x="5.3cm" svg:y="0.037cm" presentation:class="title" presentation:user-transformed="true">
          <draw:text-box>
            <text:p><text:span text:style-name="T5">서형석</text:span><text:span text:style-name="T4">의 코드</text:span></text:p>
          </draw:text-box>
        </draw:frame>
        <draw:frame draw:style-name="gr7" draw:text-style-name="P4" draw:layer="layout" svg:width="13.007cm" svg:height="18.699cm" svg:x="0.693cm" svg:y="1.9cm">
          <draw:image xlink:href="Pictures/100000000000078000000438EC90531C8B1C6721.png" xlink:type="simple" xlink:show="embed" xlink:actuate="onLoad">
            <text:p/>
          </draw:image>
        </draw:frame>
        <draw:frame draw:style-name="gr8" draw:text-style-name="P4" draw:layer="layout" svg:width="13cm" svg:height="18.991cm" svg:x="13.7cm" svg:y="2.008cm">
          <draw:image xlink:href="Pictures/1000000000000780000004388FF07261FCD27F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4" draw:text-style-name="P3" draw:layer="layout" svg:width="18cm" svg:height="2.163cm" svg:x="5.3cm" svg:y="0.037cm" presentation:class="title" presentation:user-transformed="true">
          <draw:text-box>
            <text:p><text:span text:style-name="T5">안현웅</text:span><text:span text:style-name="T4">의 코드</text:span></text:p>
          </draw:text-box>
        </draw:frame>
        <draw:frame draw:style-name="gr9" draw:text-style-name="P4" draw:layer="layout" svg:width="12.633cm" svg:height="18.109cm" svg:x="1cm" svg:y="1.691cm">
          <draw:image xlink:href="Pictures/100000000000078000000438E4136A79054DB2DA.png" xlink:type="simple" xlink:show="embed" xlink:actuate="onLoad">
            <text:p/>
          </draw:image>
        </draw:frame>
        <draw:frame draw:style-name="gr10" draw:text-style-name="P4" draw:layer="layout" svg:width="13.736cm" svg:height="14.9cm" svg:x="12.841cm" svg:y="1.9cm">
          <draw:image xlink:href="Pictures/100000000000078000000438C4545F69842815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4" draw:text-style-name="P3" draw:layer="layout" svg:width="18cm" svg:height="2.163cm" svg:x="5.3cm" svg:y="0.037cm" presentation:class="title" presentation:user-transformed="true">
          <draw:text-box>
            <text:p><text:span text:style-name="T5">서명희</text:span><text:span text:style-name="T4">의 코드</text:span></text:p>
          </draw:text-box>
        </draw:frame>
        <draw:frame draw:style-name="gr11" draw:text-style-name="P4" draw:layer="layout" svg:width="14.399cm" svg:height="18.276cm" svg:x="0.5cm" svg:y="1.723cm">
          <draw:image xlink:href="Pictures/100000000000078000000438B2F3C4C9308B8824.png" xlink:type="simple" xlink:show="embed" xlink:actuate="onLoad">
            <text:p/>
          </draw:image>
        </draw:frame>
        <draw:frame draw:style-name="gr12" draw:text-style-name="P4" draw:layer="layout" svg:width="12.283cm" svg:height="17.146cm" svg:x="14.6cm" svg:y="1.754cm">
          <draw:image xlink:href="Pictures/10000000000007800000043833A7D88B816C142B.png" xlink:type="simple" xlink:show="embed" xlink:actuate="onLoad">
            <text:p/>
          </draw:image>
        </draw:frame>
        <draw:frame draw:style-name="gr13" draw:text-style-name="P4" draw:layer="layout" svg:width="12.199cm" svg:height="1.686cm" svg:x="14.4cm" svg:y="18.869cm">
          <draw:image xlink:href="Pictures/1000000000000780000004383A36CE08A7877B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1:22:51.916567122</meta:creation-date>
    <dc:date>2017-09-14T11:51:58.231796313</dc:date>
    <meta:editing-duration>PT7M4S</meta:editing-duration>
    <meta:editing-cycles>2</meta:editing-cycles>
    <meta:generator>LibreOffice/5.1.6.2$Linux_X86_64 LibreOffice_project/10m0$Build-2</meta:generator>
    <meta:document-statistic meta:object-count="53"/>
  </office:meta>
</office:document-meta>
</file>